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nsolas1" svg:font-family="Consola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7.73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7" style:family="table-cell" style:parent-style-name="Default">
      <style:text-properties fo:font-weight="normal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c0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ext-properties fo:color="#3f7f5f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text-underline-style="none"/>
    </style:style>
    <style:style style:name="ce59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60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61" style:family="table-cell" style:parent-style-name="Default" style:data-style-name="N37"/>
    <style:style style:name="ce62" style:family="table-cell" style:parent-style-name="Default">
      <style:text-properties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66" style:family="table-cell" style:parent-style-name="Default">
      <style:text-properties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e6e6ff"/>
      <style:text-properties style:text-underline-style="none"/>
    </style:style>
    <style:style style:name="ce68" style:family="table-cell" style:parent-style-name="Default">
      <style:table-cell-properties fo:background-color="#e6e6ff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normal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c0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1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weight="bold"/>
    </style:style>
    <style:style style:name="ce34" style:family="table-cell" style:parent-style-name="Default">
      <style:text-properties fo:color="#3f7f5f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underline-style="none"/>
    </style:style>
    <style:style style:name="ce36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37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38" style:family="table-cell" style:parent-style-name="Default" style:data-style-name="N37"/>
    <style:style style:name="ce39" style:family="table-cell" style:parent-style-name="Default">
      <style:text-properties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de" style:country-asian="DE" style:font-style-asian="normal" style:font-weight-asian="normal" style:font-name-complex="DejaVu Sans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e6e6ff"/>
      <style:text-properties style:text-underline-style="none"/>
    </style:style>
    <style:style style:name="ce45" style:family="table-cell" style:parent-style-name="Default">
      <style:table-cell-properties fo:background-color="#e6e6ff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c0" loext:opacity="100%" fo:font-size="10pt" style:font-size-asian="10pt" style:font-size-complex="10pt"/>
    </style:style>
    <style:style style:name="T21" style:family="text">
      <style:text-properties fo:color="#000000" loext:opacity="100%" fo:font-size="10pt" style:font-size-asian="10pt" style:font-size-complex="10pt"/>
    </style:style>
    <style:style style:name="T22" style:family="text">
      <style:text-properties fo:color="#0000c0" loext:opacity="100%" fo:font-size="10pt" style:font-size-asian="10pt" style:font-size-complex="10pt"/>
    </style:style>
    <style:style style:name="T23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de" style:country-asian="DE" style:font-style-asian="normal" style:font-weight-asian="normal" style:font-name-complex="Tahoma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T18" style:family="text">
      <style:text-properties fo:color="#0000c0" loext:opacity="100%" style:font-name="Consolas" fo:font-size="10pt" style:font-name-asian="Consolas" style:font-size-asian="10pt" style:font-name-complex="Consolas" style:font-size-complex="10pt"/>
    </style:style>
    <style:style style:name="T19" style:family="text"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T15" style:family="text">
      <style:text-properties fo:color="#008000" loext:opacity="100%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008000" loext:opacity="100%" style:font-name="Consolas" fo:font-size="9.5pt" style:font-name-asian="Consolas" style:font-size-asian="9.5pt" style:font-size-complex="9.5pt"/>
    </style:style>
    <style:style style:name="T24" style:family="text">
      <style:text-properties fo:color="#0000c0" loext:opacity="100%" style:font-name="Consolas" fo:font-size="10pt" style:font-name-asian="Consolas" style:font-size-asian="10pt" style:font-name-complex="Consolas" style:font-size-complex="10pt"/>
    </style:style>
    <style:style style:name="T1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fo:color="#008000" style:font-name="Consolas" fo:font-size="9.5pt" style:font-name-asian="Consolas" style:font-size-asian="9.5pt" style:font-size-complex="9.5pt"/>
    </style:style>
    <style:style style:name="T13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14" style:family="text">
      <style:text-properties style:font-name="Consolas" fo:font-size="10pt" style:font-name-asian="Consolas" style:font-name-complex="Consolas" style:font-size-asian="10pt" style:font-size-complex="10pt" fo:color="#0000c0"/>
    </style:style>
    <style:style style:name="T25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26" style:family="text">
      <style:text-properties fo:color="#0000c0" fo:font-size="10pt" style:font-size-asian="10pt" style:font-size-complex="10pt"/>
    </style:style>
    <style:style style:name="T27" style:family="text">
      <style:text-properties fo:font-size="10pt" style:font-size-asian="10pt" style:font-size-complex="10pt" fo:color="#000000"/>
    </style:style>
    <style:style style:name="T28" style:family="text">
      <style:text-properties fo:font-size="10pt" style:font-size-asian="10pt" style:font-size-complex="10pt" fo:color="#0000c0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color="#0000c0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45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24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24"/>
          <table:table-cell table:style-name="ce33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46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5" office:value-type="string" calcext:value-type="string">
            <text:p>a_i30</text:p>
          </table:table-cell>
          <table:table-cell/>
          <table:table-cell table:style-name="ce28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30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30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38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6" office:value-type="string" calcext:value-type="string">
            <text:p>append_output</text:p>
          </table:table-cell>
          <table:table-cell/>
          <table:table-cell table:style-name="ce31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41" office:value-type="string" calcext:value-type="string">
            <text:p><text:span text:style-name="T26">subasin</text:span><text:span text:style-name="T27">,</text:span><text:span text:style-name="T2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b_i30</text:p>
          </table:table-cell>
          <table:table-cell/>
          <table:table-cell table:style-name="ce28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41" office:value-type="string" calcext:value-type="string">
            <text:p><text:span text:style-name="T26">subasin</text:span><text:span text:style-name="T27">,</text:span><text:span text:style-name="T2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41" office:value-type="string" calcext:value-type="string">
            <text:p><text:span text:style-name="T26">subasin</text:span><text:span text:style-name="T27">,</text:span><text:span text:style-name="T2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7" office:value-type="string" calcext:value-type="string">
            <text:p>damareaact</text:p>
          </table:table-cell>
          <table:table-cell/>
          <table:table-cell table:style-name="ce34" office:value-type="string" calcext:value-type="string">
            <text:p>actual reservoir area (including small ones)</text:p>
          </table:table-cell>
          <table:table-cell office:value-type="string" calcext:value-type="string">
            <text:p>m²</text:p>
          </table:table-cell>
          <table:table-cell/>
          <table:table-cell table:style-name="ce27"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6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30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30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41" office:value-type="string" calcext:value-type="string">
            <text:p><text:span text:style-name="T26">subasin</text:span><text:span text:style-name="T27">,</text:span><text:span text:style-name="T2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38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ry_dens</text:p>
          </table:table-cell>
          <table:table-cell/>
          <table:table-cell office:value-type="string" calcext:value-type="string">
            <text:p>dry bulk density of the sediment deposited in the subbasin's reservoir [ton/m**3]</text:p>
          </table:table-cell>
          <table:table-cell table:number-columns-repeated="3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5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5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44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44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26" office:value-type="string" calcext:value-type="string">
            <text:p>frsediment_in</text:p>
          </table:table-cell>
          <table:table-cell/>
          <table:table-cell table:style-name="ce31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26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lag_over_delay</text:p>
          </table:table-cell>
          <table:table-cell table:style-name="ce26" office:value-type="string" calcext:value-type="string">
            <text:p>fvol_over</text:p>
          </table:table-cell>
          <table:table-cell table:style-name="ce31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30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30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4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30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31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35" office:value-type="string" calcext:value-type="string">
            <text:p><text:span text:style-name="T29">[dyn], </text:span>Subasin</text:p>
          </table:table-cell>
          <table:table-cell table:style-name="ce35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hrout_intern</text:p>
          </table:table-cell>
          <table:table-cell/>
          <table:table-cell table:style-name="ce31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35" office:value-type="string" calcext:value-type="string">
            <text:p><text:span text:style-name="T29">[dyn], </text:span>Subasin</text:p>
          </table:table-cell>
          <table:table-cell table:style-name="ce35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30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30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44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44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44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44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30" office:value-type="string" calcext:value-type="string">
            <text:p>maxsoil</text:p>
          </table:table-cell>
          <table:table-cell table:style-name="ce30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30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30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30" office:value-type="string" calcext:value-type="string">
            <text:p>Maxsoil</text:p>
          </table:table-cell>
          <table:table-cell/>
          <table:table-cell table:style-name="ce44" office:value-type="string" calcext:value-type="string">
            <text:p>soilwat.f90</text:p>
          </table:table-cell>
          <table:table-cell table:style-name="ce35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30" office:value-type="string" calcext:value-type="string">
            <text:p>Maxsoil</text:p>
          </table:table-cell>
          <table:table-cell table:style-name="ce30"/>
          <table:table-cell table:style-name="ce44" office:value-type="string" calcext:value-type="string">
            <text:p>soilwat.f90</text:p>
          </table:table-cell>
          <table:table-cell table:style-name="ce35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30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30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30" office:value-type="string" calcext:value-type="string">
            <text:p>interception storage of each SC in each TC (mm)</text:p>
          </table:table-cell>
          <table:table-cell table:style-name="ce30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30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5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43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43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30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26" office:value-type="string" calcext:value-type="string">
            <text:p>lake_vol0_factor</text:p>
          </table:table-cell>
          <table:table-cell/>
          <table:table-cell table:style-name="ce31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table:style-name="ce27" office:value-type="string" calcext:value-type="string">
            <text:p>lake_vollost</text:p>
          </table:table-cell>
          <table:table-cell/>
          <table:table-cell table:style-name="ce34" office:value-type="string" calcext:value-type="string">
            <text:p>storage capacity reduction of the hypothetical representative reservoir from each class(-) ???</text:p>
          </table:table-cell>
          <table:table-cell table:style-name="ce39" office:value-type="string" calcext:value-type="string">
            <text:p><text:span text:style-name="T13">366*</text:span><text:span text:style-name="T14">nt</text:span><text:span text:style-name="T25">,</text:span><text:span text:style-name="T14">subasin</text:span><text:span text:style-name="T25">,5</text:span></text:p>
          </table:table-cell>
          <table:table-cell table:number-columns-repeated="2"/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26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26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30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1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35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35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35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6" office:value-type="string" calcext:value-type="string">
            <text:p>maxlake</text:p>
          </table:table-cell>
          <table:table-cell/>
          <table:table-cell table:style-name="ce31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26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5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msk_k</text:p>
          </table:table-cell>
          <table:table-cell/>
          <table:table-cell table:style-name="ce28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msk_x</text:p>
          </table:table-cell>
          <table:table-cell/>
          <table:table-cell table:style-name="ce28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44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7" office:value-type="string" calcext:value-type="string">
            <text:p>n_reservoir</text:p>
          </table:table-cell>
          <table:table-cell/>
          <table:table-cell table:style-name="ce34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30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bat</text:p>
          </table:table-cell>
          <table:table-cell/>
          <table:table-cell office:value-type="string" calcext:value-type="string">
            <text:p>number of rating curve points in reservoir bathymetry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30" office:value-type="string" calcext:value-type="string">
            <text:p>number of soils / SVCs in each instance of Subbas/LU/TC-combination (indexed by TC-instance)</text:p>
          </table:table-cell>
          <table:table-cell table:style-name="ce30" office:value-type="string" calcext:value-type="string">
            <text:p>Count</text:p>
          </table:table-cell>
          <table:table-cell table:style-name="ce30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6" office:value-type="string" calcext:value-type="string">
            <text:p>nt</text:p>
          </table:table-cell>
          <table:table-cell/>
          <table:table-cell table:style-name="ce31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5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common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35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35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30" office:value-type="string" calcext:value-type="string">
            <text:p>M**3</text:p>
          </table:table-cell>
          <table:table-cell table:number-columns-repeated="3"/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28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30" office:value-type="string" calcext:value-type="string">
            <text:p>surface runoff towards lower TC</text:p>
          </table:table-cell>
          <table:table-cell table:style-name="ce30" office:value-type="string" calcext:value-type="string">
            <text:p>M**3</text:p>
          </table:table-cell>
          <table:table-cell table:number-columns-repeated="3"/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35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35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31" office:value-type="string" calcext:value-type="string">
            <text:p>inflow discharge into the subbasin's reservoir</text:p>
          </table:table-cell>
          <table:table-cell table:style-name="ce31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35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28" office:value-type="string" calcext:value-type="string">
            <text:p>daily total sediment output</text:p>
          </table:table-cell>
          <table:table-cell table:style-name="ce28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28" office:value-type="string" calcext:value-type="string">
            <text:p>total sediment leaving reach (sum of all size classes</text:p>
          </table:table-cell>
          <table:table-cell table:style-name="ce28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30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30" office:value-type="string" calcext:value-type="string">
            <text:p>Maxsoil</text:p>
          </table:table-cell>
          <table:table-cell table:style-name="ce30" office:value-type="string" calcext:value-type="string">
            <text:p>soilwat.f90</text:p>
          </table:table-cell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8" office:value-type="string" calcext:value-type="string">
            <text:p>r_cover</text:p>
          </table:table-cell>
          <table:table-cell/>
          <table:table-cell table:style-name="ce28" office:value-type="string" calcext:value-type="string">
            <text:p>channel cover factor</text:p>
          </table:table-cell>
          <table:table-cell table:style-name="ce35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r_efactor</text:p>
          </table:table-cell>
          <table:table-cell/>
          <table:table-cell table:style-name="ce28" office:value-type="string" calcext:value-type="string">
            <text:p>channel erodibility factor (0.0-1.0)</text:p>
          </table:table-cell>
          <table:table-cell table:style-name="ce35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r_sediment_storage</text:p>
          </table:table-cell>
          <table:table-cell/>
          <table:table-cell table:style-name="ce28" office:value-type="string" calcext:value-type="string">
            <text:p>sediment storage in reach <text:span text:style-name="T12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5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ommon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7" office:value-type="string" calcext:value-type="string">
            <text:p>res_index</text:p>
          </table:table-cell>
          <table:table-cell/>
          <table:table-cell table:style-name="ce34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res_qout</text:p>
          </table:table-cell>
          <table:table-cell/>
          <table:table-cell table:style-name="ce34" office:value-type="string" calcext:value-type="string">
            <text:p>total outflow discharge in the sub-basin's reservoir</text:p>
          </table:table-cell>
          <table:table-cell table:style-name="ce34" office:value-type="string" calcext:value-type="string">
            <text:p>m**3/s</text:p>
          </table:table-cell>
          <table:table-cell/>
          <table:table-cell table:style-name="ce39" office:value-type="string" calcext:value-type="string">
            <text:p><text:span text:style-name="T13">366*</text:span><text:span text:style-name="T14">nt</text:span><text:span text:style-name="T25">,</text:span><text:span text:style-name="T14">n_reservoir</text:span>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river_sediment_storage</text:p>
          </table:table-cell>
          <table:table-cell/>
          <table:table-cell table:style-name="ce28" office:value-type="string" calcext:value-type="string">
            <text:p>sediment storage in reach <text:span text:style-name="T12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riverbed_storage</text:p>
          </table:table-cell>
          <table:table-cell/>
          <table:table-cell table:style-name="ce28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5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44" office:value-type="string" calcext:value-type="string">
            <text:p>soilwat.f90</text:p>
          </table:table-cell>
          <table:table-cell table:style-name="ce35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41" office:value-type="string" calcext:value-type="string">
            <text:p><text:span text:style-name="T26">subasin</text:span><text:span text:style-name="T27">,</text:span><text:span text:style-name="T2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9" office:value-type="string" calcext:value-type="string">
            <text:p>save_states_yearly</text:p>
          </table:table-cell>
          <table:table-cell/>
          <table:table-cell table:style-name="ce36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6" office:value-type="string" calcext:value-type="string">
            <text:p>sed_inflow</text:p>
          </table:table-cell>
          <table:table-cell/>
          <table:table-cell table:style-name="ce31" office:value-type="string" calcext:value-type="string">
            <text:p>sediment inflow discharge into the subbasin's reservoir [ton/timestep]</text:p>
          </table:table-cell>
          <table:table-cell table:style-name="ce31" office:value-type="string" calcext:value-type="string">
            <text:p>ton/timestep</text:p>
          </table:table-cell>
          <table:table-cell/>
          <table:table-cell table:style-name="ce26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sed_storage</text:p>
          </table:table-cell>
          <table:table-cell/>
          <table:table-cell table:style-name="ce28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5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41" office:value-type="string" calcext:value-type="string">
            <text:p><text:span text:style-name="T26">subasin</text:span><text:span text:style-name="T27">,</text:span><text:span text:style-name="T2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6" office:value-type="string" calcext:value-type="string">
            <text:p>sediment_in</text:p>
          </table:table-cell>
          <table:table-cell/>
          <table:table-cell table:style-name="ce31" office:value-type="string" calcext:value-type="string">
            <text:p>sediment entering reach for each particle size class k (? seems to be the sediments LEAVING the reach, otentially going into reservoir) </text:p>
          </table:table-cell>
          <table:table-cell table:style-name="ce31" office:value-type="string" calcext:value-type="string">
            <text:p>(tons/timestep)</text:p>
          </table:table-cell>
          <table:table-cell/>
          <table:table-cell table:style-name="ce26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sediment_out</text:p>
          </table:table-cell>
          <table:table-cell/>
          <table:table-cell table:style-name="ce34" office:value-type="string" calcext:value-type="string">
            <text:p>sediment leaving reach/subbasin for each particle size class k</text:p>
          </table:table-cell>
          <table:table-cell table:style-name="ce34" office:value-type="string" calcext:value-type="string">
            <text:p>tons/timestep</text:p>
          </table:table-cell>
          <table:table-cell/>
          <table:table-cell table:style-name="ce39" office:value-type="string" calcext:value-type="string">
            <text:p><text:span text:style-name="T30">subasin</text:span><text:span text:style-name="T25">,</text:span><text:span text:style-name="T14">n_sed_class</text:span>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42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44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44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30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30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28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8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28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torcap</text:p>
          </table:table-cell>
          <table:table-cell/>
          <table:table-cell table:style-name="ce31" office:value-type="string" calcext:value-type="string">
            <text:p>initial storage capacity in the sub-basin's reservoir</text:p>
          </table:table-cell>
          <table:table-cell table:style-name="ce31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30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35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35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5" office:value-type="string" calcext:value-type="string">
            <text:p>svc_coarse_fac</text:p>
          </table:table-cell>
          <table:table-cell/>
          <table:table-cell table:style-name="ce28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5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svc_coarse_fac_day</text:p>
          </table:table-cell>
          <table:table-cell/>
          <table:table-cell table:style-name="ce28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30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4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24" office:value-type="string" calcext:value-type="string">
            <text:p>Tcarea2</text:p>
          </table:table-cell>
          <table:table-cell table:style-name="ce24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30" office:value-type="string" calcext:value-type="string">
            <text:p>km**2</text:p>
          </table:table-cell>
          <table:table-cell table:number-columns-repeated="2"/>
          <table:table-cell table:number-columns-repeated="2" table:style-name="ce44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30" office:value-type="string" calcext:value-type="string">
            <text:p>soilwat.f90</text:p>
          </table:table-cell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30" office:value-type="string" calcext:value-type="string">
            <text:p>tcintc</text:p>
          </table:table-cell>
          <table:table-cell table:style-name="ce30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30" office:value-type="string" calcext:value-type="string">
            <text:p>Current LAI of TC</text:p>
          </table:table-cell>
          <table:table-cell table:style-name="ce30"/>
          <table:table-cell office:value-type="string" calcext:value-type="string">
            <text:p>?</text:p>
          </table:table-cell>
          <table:table-cell table:number-columns-repeated="2"/>
          <table:table-cell table:style-name="ce44" office:value-type="string" calcext:value-type="string">
            <text:p>soilwat.f90</text:p>
          </table:table-cell>
          <table:table-cell table:style-name="ce35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4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30" office:value-type="string" calcext:value-type="string">
            <text:p>m**3</text:p>
          </table:table-cell>
          <table:table-cell table:number-columns-repeated="3"/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44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4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30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thead</text:p>
          </table:table-cell>
          <table:table-cell/>
          <table:table-cell office:value-type="string" calcext:value-type="string">
            <text:p>total head of each cross section in the sub-basin's reservoir </text:p>
          </table:table-cell>
          <table:table-cell table:number-columns-repeated="2"/>
          <table:table-cell office:value-type="string" calcext:value-type="string">
            <text:p>nxsection_res,n_reservoir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1" office:value-type="string" calcext:value-type="string">
            <text:p>trans_end</text:p>
          </table:table-cell>
          <table:table-cell/>
          <table:table-cell table:style-name="ce37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trans_start</text:p>
          </table:table-cell>
          <table:table-cell/>
          <table:table-cell table:style-name="ce37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_bat</text:p>
          </table:table-cell>
          <table:table-cell/>
          <table:table-cell office:value-type="string" calcext:value-type="string">
            <text:p>reservoir volume for a given elevation at the actual stage-area-volume curve [10**3 m**3]</text:p>
          </table:table-cell>
          <table:table-cell table:number-columns-repeated="2"/>
          <table:table-cell office:value-type="string" calcext:value-type="string">
            <text:p>maxval(nbrbat), subasin</text:p>
          </table:table-cell>
          <table:table-cell table:number-columns-repeated="21"/>
          <table:table-cell office:value-type="string" calcext:value-type="string">
            <text:p>W</text:p>
          </table:table-cell>
        </table:table-row>
        <table:table-row table:style-name="ro1">
          <table:table-cell table:style-name="ce26" office:value-type="string" calcext:value-type="string">
            <text:p>vol0</text:p>
          </table:table-cell>
          <table:table-cell/>
          <table:table-cell table:style-name="ce31" office:value-type="string" calcext:value-type="string">
            <text:p>initial volume of the sub-basin's reservoir</text:p>
          </table:table-cell>
          <table:table-cell table:style-name="ce31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31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28" office:value-type="string" calcext:value-type="string">
            <text:p>volume</text:p>
          </table:table-cell>
          <table:table-cell/>
          <table:table-cell table:style-name="ce28" office:value-type="string" calcext:value-type="string">
            <text:p>water in reach during time step</text:p>
          </table:table-cell>
          <table:table-cell table:style-name="ce28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30" office:value-type="string" calcext:value-type="string">
            <text:p>checks water balance of TC for each timestep </text:p>
          </table:table-cell>
          <table:table-cell table:style-name="ce30" office:value-type="string" calcext:value-type="string">
            <text:p>mm</text:p>
          </table:table-cell>
          <table:table-cell table:number-columns-repeated="3"/>
          <table:table-cell table:style-name="ce44" office:value-type="string" calcext:value-type="string">
            <text:p>soilwat.f90</text:p>
          </table:table-cell>
          <table:table-cell table:style-name="ce35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35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35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2">
          <table:table-cell table:style-name="ce32" office:value-type="string" calcext:value-type="string">
            <text:p>flag__over_delay</text:p>
          </table:table-cell>
          <table:table-cell/>
          <table:table-cell table:style-name="ce32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table:number-columns-repeated="25"/>
        </table:table-row>
        <table:table-row table:style-name="ro1">
          <table:table-cell table:style-name="ce32" office:value-type="string" calcext:value-type="string">
            <text:p>lakeret</text:p>
          </table:table-cell>
          <table:table-cell/>
          <table:table-cell table:style-name="ce32" office:value-type="string" calcext:value-type="string">
            <text:p>maximum retention in the subbasin's reservoir</text:p>
          </table:table-cell>
          <table:table-cell table:style-name="ce32" office:value-type="string" calcext:value-type="string">
            <text:p>m**3</text:p>
          </table:table-cell>
          <table:table-cell/>
          <table:table-cell table:style-name="ce32"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ume_last</text:p>
          </table:table-cell>
          <table:table-cell/>
          <table:table-cell table:style-name="ce32" office:value-type="string" calcext:value-type="string">
            <text:p>water volume above the spillway elevation on the day before</text:p>
          </table:table-cell>
          <table:table-cell table:style-name="ce40" office:value-type="string" calcext:value-type="string">
            <text:p>m3/timestep</text:p>
          </table:table-cell>
          <table:table-cell/>
          <table:table-cell table:style-name="ce32"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2" office:value-type="string" calcext:value-type="string">
            <text:p>outflow_last</text:p>
          </table:table-cell>
          <table:table-cell/>
          <table:table-cell table:style-name="ce32" office:value-type="string" calcext:value-type="string">
            <text:p>spillway overflow on the day before</text:p>
          </table:table-cell>
          <table:table-cell table:style-name="ce40" office:value-type="string" calcext:value-type="string">
            <text:p>m3/timestep</text:p>
          </table:table-cell>
          <table:table-cell/>
          <table:table-cell table:style-name="ce32"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2" office:value-type="string" calcext:value-type="string">
            <text:p>hmax</text:p>
          </table:table-cell>
          <table:table-cell/>
          <table:table-cell table:style-name="ce32" office:value-type="string" calcext:value-type="string">
            <text:p>maximum water depth used for the overflow calculatio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_reservoir</text:p>
          </table:table-cell>
          <table:table-cell table:number-columns-repeated="22"/>
        </table:table-row>
        <table:table-row table:style-name="ro1" table:number-rows-repeated="3154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C9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nsolas1" svg:font-family="Consola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Lucida Sans Unicode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de" style:country-asian="DE" style:font-family-complex="'Noto Sans'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4-23">00.00.0000</text:date>, <text:time style:data-style-name="N2" text:time-value="14:29:51.91902364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5-06-23T12:25:26</meta:creation-date>
    <dc:date>2026-04-21T16:45:02.724381641</dc:date>
    <meta:editing-cycles>284</meta:editing-cycles>
    <meta:editing-duration>P13DT10H1M53S</meta:editing-duration>
    <meta:document-statistic meta:table-count="3" meta:cell-count="2644" meta:object-count="0"/>
    <meta:user-defined meta:name="Info 1"/>
    <meta:user-defined meta:name="Info 2"/>
    <meta:user-defined meta:name="Info 3"/>
    <meta:user-defined meta:name="Info 4"/>
  </office:meta>
</office:document-meta>
</file>